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fo="urn:oasis:names:tc:opendocument:xmlns:xsl-fo-compatible:1.0" xmlns:number="urn:oasis:names:tc:opendocument:xmlns:datastyle:1.0" xmlns:text="urn:oasis:names:tc:opendocument:xmlns:text:1.0" xmlns:table="urn:oasis:names:tc:opendocument:xmlns:table:1.0" office:version="1.0">
  <office:automatic-styles>
    <style:style style:name="keyimages-title" style:family="table-cell" style:parent-style-name="Default">
      <style:table-cell-properties fo:background-color="#d2f5b0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chronos-title" style:family="table-cell" style:parent-style-name="Default">
      <style:table-cell-properties fo:background-color="#c2dfff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track-title" style:family="table-cell" style:parent-style-name="Default">
      <style:table-cell-properties fo:background-color="#e3b7eb" fo:border="0.002cm solid #000000"/>
      <style:text-properties fo:font-weight="bold" style:font-weight-asian="bold" style:font-weight-complex="bold"/>
      <style:paragraph-properties fo:text-align="center" fo:margin-left="0cm"/>
    </style:style>
    <style:style style:name="data" style:family="table-cell" style:parent-style-name="Default">
      <style:table-cell-properties fo:border="0.002cm solid #000000"/>
    </style:style>
    <style:style style:name="header" style:family="table-cell" style:parent-style-name="Default">
      <style:table-cell-properties fo:background-color="#e8e8e8" fo:border="0.002cm solid #000000"/>
      <style:paragraph-properties fo:text-align="center" fo:margin-left="0cm"/>
    </style:style>
  </office:automatic-styles>
  <office:body>
    <office:spreadsheet>
      <table:table table:name="c2">
        <table:table-column/>
        <table:table-column/>
        <table:table-row>
          <table:table-cell>
            <text:p/>
          </table:table-cell>
        </table:table-row>
        <table:table-row>
          <table:table-cell table:style-name="track-title" table:number-columns-spanned="3">
            <text:p>Track</text:p>
          </table:table-cell>
        </table:table-row>
        <table:table-row>
          <table:table-cell table:style-name="header">
            <text:p>Label:</text:p>
          </table:table-cell>
          <table:table-cell table:style-name="data" table:number-columns-spanned="2">
            <text:p>Trajectory 1</text:p>
          </table:table-cell>
        </table:table-row>
        <table:table-row>
          <table:table-cell table:style-name="header" table:number-columns-spanned="3">
            <text:p>Coordinates (x,y: px; t:time)</text:p>
          </table:table-cell>
        </table:table-row>
        <table:table-row>
          <table:table-cell table:style-name="header">
            <text:p>x</text:p>
          </table:table-cell>
          <table:table-cell table:style-name="header">
            <text:p>y</text:p>
          </table:table-cell>
          <table:table-cell table:style-name="header">
            <text:p>t</text:p>
          </table:table-cell>
        </table:table-row>
        <table:table-row>
          <table:table-cell table:style-name="data" office:value-type="float" office:value="19.15">
            <text:p>19,15</text:p>
          </table:table-cell>
          <table:table-cell table:style-name="data" office:value-type="float" office:value="-56.20">
            <text:p>-56,20</text:p>
          </table:table-cell>
          <table:table-cell table:style-name="data">
            <text:p>0</text:p>
          </table:table-cell>
        </table:table-row>
        <table:table-row>
          <table:table-cell table:style-name="data" office:value-type="float" office:value="18.15">
            <text:p>18,15</text:p>
          </table:table-cell>
          <table:table-cell table:style-name="data" office:value-type="float" office:value="-56.19">
            <text:p>-56,19</text:p>
          </table:table-cell>
          <table:table-cell table:style-name="data">
            <text:p>1</text:p>
          </table:table-cell>
        </table:table-row>
        <table:table-row>
          <table:table-cell table:style-name="data" office:value-type="float" office:value="18.16">
            <text:p>18,16</text:p>
          </table:table-cell>
          <table:table-cell table:style-name="data" office:value-type="float" office:value="-57.13">
            <text:p>-57,13</text:p>
          </table:table-cell>
          <table:table-cell table:style-name="data">
            <text:p>2</text:p>
          </table:table-cell>
        </table:table-row>
        <table:table-row>
          <table:table-cell table:style-name="data" office:value-type="float" office:value="18.16">
            <text:p>18,16</text:p>
          </table:table-cell>
          <table:table-cell table:style-name="data" office:value-type="float" office:value="-57.07">
            <text:p>-57,07</text:p>
          </table:table-cell>
          <table:table-cell table:style-name="data">
            <text:p>3</text:p>
          </table:table-cell>
        </table:table-row>
        <table:table-row>
          <table:table-cell table:style-name="data" office:value-type="float" office:value="18.16">
            <text:p>18,16</text:p>
          </table:table-cell>
          <table:table-cell table:style-name="data" office:value-type="float" office:value="-56.07">
            <text:p>-56,07</text:p>
          </table:table-cell>
          <table:table-cell table:style-name="data">
            <text:p>4</text:p>
          </table:table-cell>
        </table:table-row>
        <table:table-row>
          <table:table-cell table:style-name="data" office:value-type="float" office:value="18.16">
            <text:p>18,16</text:p>
          </table:table-cell>
          <table:table-cell table:style-name="data" office:value-type="float" office:value="-56.06">
            <text:p>-56,06</text:p>
          </table:table-cell>
          <table:table-cell table:style-name="data">
            <text:p>5</text:p>
          </table:table-cell>
        </table:table-row>
        <table:table-row>
          <table:table-cell table:style-name="data" office:value-type="float" office:value="18.17">
            <text:p>18,17</text:p>
          </table:table-cell>
          <table:table-cell table:style-name="data" office:value-type="float" office:value="-57.01">
            <text:p>-57,01</text:p>
          </table:table-cell>
          <table:table-cell table:style-name="data">
            <text:p>6</text:p>
          </table:table-cell>
        </table:table-row>
        <table:table-row>
          <table:table-cell table:style-name="data" office:value-type="float" office:value="18.17">
            <text:p>18,17</text:p>
          </table:table-cell>
          <table:table-cell table:style-name="data" office:value-type="float" office:value="-56.95">
            <text:p>-56,95</text:p>
          </table:table-cell>
          <table:table-cell table:style-name="data">
            <text:p>7</text:p>
          </table:table-cell>
        </table:table-row>
        <table:table-row>
          <table:table-cell table:style-name="data" office:value-type="float" office:value="18.17">
            <text:p>18,17</text:p>
          </table:table-cell>
          <table:table-cell table:style-name="data" office:value-type="float" office:value="-56.94">
            <text:p>-56,94</text:p>
          </table:table-cell>
          <table:table-cell table:style-name="data">
            <text:p>8</text:p>
          </table:table-cell>
        </table:table-row>
        <table:table-row>
          <table:table-cell table:style-name="data" office:value-type="float" office:value="18.17">
            <text:p>18,17</text:p>
          </table:table-cell>
          <table:table-cell table:style-name="data" office:value-type="float" office:value="-56.93">
            <text:p>-56,93</text:p>
          </table:table-cell>
          <table:table-cell table:style-name="data">
            <text:p>9</text:p>
          </table:table-cell>
        </table:table-row>
        <table:table-row>
          <table:table-cell table:style-name="data" office:value-type="float" office:value="18.18">
            <text:p>18,18</text:p>
          </table:table-cell>
          <table:table-cell table:style-name="data" office:value-type="float" office:value="-57.87">
            <text:p>-57,87</text:p>
          </table:table-cell>
          <table:table-cell table:style-name="data">
            <text:p>10</text:p>
          </table:table-cell>
        </table:table-row>
        <table:table-row>
          <table:table-cell table:style-name="data" office:value-type="float" office:value="18.19">
            <text:p>18,19</text:p>
          </table:table-cell>
          <table:table-cell table:style-name="data" office:value-type="float" office:value="-57.81">
            <text:p>-57,81</text:p>
          </table:table-cell>
          <table:table-cell table:style-name="data">
            <text:p>11</text:p>
          </table:table-cell>
        </table:table-row>
        <table:table-row>
          <table:table-cell table:style-name="data" office:value-type="float" office:value="18.19">
            <text:p>18,19</text:p>
          </table:table-cell>
          <table:table-cell table:style-name="data" office:value-type="float" office:value="-56.81">
            <text:p>-56,81</text:p>
          </table:table-cell>
          <table:table-cell table:style-name="data">
            <text:p>12</text:p>
          </table:table-cell>
        </table:table-row>
        <table:table-row>
          <table:table-cell table:style-name="data" office:value-type="float" office:value="18.20">
            <text:p>18,20</text:p>
          </table:table-cell>
          <table:table-cell table:style-name="data" office:value-type="float" office:value="-56.80">
            <text:p>-56,80</text:p>
          </table:table-cell>
          <table:table-cell table:style-name="data">
            <text:p>13</text:p>
          </table:table-cell>
        </table:table-row>
        <table:table-row>
          <table:table-cell table:style-name="data" office:value-type="float" office:value="18.21">
            <text:p>18,21</text:p>
          </table:table-cell>
          <table:table-cell table:style-name="data" office:value-type="float" office:value="-57.74">
            <text:p>-57,74</text:p>
          </table:table-cell>
          <table:table-cell table:style-name="data">
            <text:p>14</text:p>
          </table:table-cell>
        </table:table-row>
        <table:table-row>
          <table:table-cell table:style-name="data" office:value-type="float" office:value="18.22">
            <text:p>18,22</text:p>
          </table:table-cell>
          <table:table-cell table:style-name="data" office:value-type="float" office:value="-57.68">
            <text:p>-57,68</text:p>
          </table:table-cell>
          <table:table-cell table:style-name="data">
            <text:p>15</text:p>
          </table:table-cell>
        </table:table-row>
        <table:table-row>
          <table:table-cell table:style-name="data" office:value-type="float" office:value="18.22">
            <text:p>18,22</text:p>
          </table:table-cell>
          <table:table-cell table:style-name="data" office:value-type="float" office:value="-56.67">
            <text:p>-56,67</text:p>
          </table:table-cell>
          <table:table-cell table:style-name="data">
            <text:p>16</text:p>
          </table:table-cell>
        </table:table-row>
        <table:table-row>
          <table:table-cell table:style-name="data" office:value-type="float" office:value="18.23">
            <text:p>18,23</text:p>
          </table:table-cell>
          <table:table-cell table:style-name="data" office:value-type="float" office:value="-56.66">
            <text:p>-56,66</text:p>
          </table:table-cell>
          <table:table-cell table:style-name="data">
            <text:p>17</text:p>
          </table:table-cell>
        </table:table-row>
        <table:table-row>
          <table:table-cell table:style-name="data" office:value-type="float" office:value="18.24">
            <text:p>18,24</text:p>
          </table:table-cell>
          <table:table-cell table:style-name="data" office:value-type="float" office:value="-57.60">
            <text:p>-57,60</text:p>
          </table:table-cell>
          <table:table-cell table:style-name="data">
            <text:p>18</text:p>
          </table:table-cell>
        </table:table-row>
        <table:table-row>
          <table:table-cell table:style-name="data" office:value-type="float" office:value="18.25">
            <text:p>18,25</text:p>
          </table:table-cell>
          <table:table-cell table:style-name="data" office:value-type="float" office:value="-57.54">
            <text:p>-57,54</text:p>
          </table:table-cell>
          <table:table-cell table:style-name="data">
            <text:p>19</text:p>
          </table:table-cell>
        </table:table-row>
        <table:table-row>
          <table:table-cell table:style-name="data" office:value-type="float" office:value="18.26">
            <text:p>18,26</text:p>
          </table:table-cell>
          <table:table-cell table:style-name="data" office:value-type="float" office:value="-56.54">
            <text:p>-56,54</text:p>
          </table:table-cell>
          <table:table-cell table:style-name="data">
            <text:p>20</text:p>
          </table:table-cell>
        </table:table-row>
        <table:table-row>
          <table:table-cell table:style-name="data" office:value-type="float" office:value="18.26">
            <text:p>18,26</text:p>
          </table:table-cell>
          <table:table-cell table:style-name="data" office:value-type="float" office:value="-56.53">
            <text:p>-56,53</text:p>
          </table:table-cell>
          <table:table-cell table:style-name="data">
            <text:p>21</text:p>
          </table:table-cell>
        </table:table-row>
        <table:table-row>
          <table:table-cell table:style-name="data" office:value-type="float" office:value="18.27">
            <text:p>18,27</text:p>
          </table:table-cell>
          <table:table-cell table:style-name="data" office:value-type="float" office:value="-57.47">
            <text:p>-57,47</text:p>
          </table:table-cell>
          <table:table-cell table:style-name="data">
            <text:p>22</text:p>
          </table:table-cell>
        </table:table-row>
        <table:table-row>
          <table:table-cell table:style-name="data" office:value-type="float" office:value="18.29">
            <text:p>18,29</text:p>
          </table:table-cell>
          <table:table-cell table:style-name="data" office:value-type="float" office:value="-57.41">
            <text:p>-57,41</text:p>
          </table:table-cell>
          <table:table-cell table:style-name="data">
            <text:p>23</text:p>
          </table:table-cell>
        </table:table-row>
        <table:table-row>
          <table:table-cell table:style-name="data" office:value-type="float" office:value="18.30">
            <text:p>18,30</text:p>
          </table:table-cell>
          <table:table-cell table:style-name="data" office:value-type="float" office:value="-56.40">
            <text:p>-56,40</text:p>
          </table:table-cell>
          <table:table-cell table:style-name="data">
            <text:p>24</text:p>
          </table:table-cell>
        </table:table-row>
        <table:table-row>
          <table:table-cell table:style-name="data" office:value-type="float" office:value="18.31">
            <text:p>18,31</text:p>
          </table:table-cell>
          <table:table-cell table:style-name="data" office:value-type="float" office:value="-56.40">
            <text:p>-56,40</text:p>
          </table:table-cell>
          <table:table-cell table:style-name="data">
            <text:p>25</text:p>
          </table:table-cell>
        </table:table-row>
        <table:table-row>
          <table:table-cell table:style-name="data" office:value-type="float" office:value="18.32">
            <text:p>18,32</text:p>
          </table:table-cell>
          <table:table-cell table:style-name="data" office:value-type="float" office:value="-57.34">
            <text:p>-57,34</text:p>
          </table:table-cell>
          <table:table-cell table:style-name="data">
            <text:p>26</text:p>
          </table:table-cell>
        </table:table-row>
        <table:table-row>
          <table:table-cell table:style-name="data" office:value-type="float" office:value="18.33">
            <text:p>18,33</text:p>
          </table:table-cell>
          <table:table-cell table:style-name="data" office:value-type="float" office:value="-57.28">
            <text:p>-57,28</text:p>
          </table:table-cell>
          <table:table-cell table:style-name="data">
            <text:p>27</text:p>
          </table:table-cell>
        </table:table-row>
        <table:table-row>
          <table:table-cell table:style-name="data" office:value-type="float" office:value="18.34">
            <text:p>18,34</text:p>
          </table:table-cell>
          <table:table-cell table:style-name="data" office:value-type="float" office:value="-56.27">
            <text:p>-56,27</text:p>
          </table:table-cell>
          <table:table-cell table:style-name="data">
            <text:p>28</text:p>
          </table:table-cell>
        </table:table-row>
        <table:table-row>
          <table:table-cell table:style-name="data" office:value-type="float" office:value="18.35">
            <text:p>18,35</text:p>
          </table:table-cell>
          <table:table-cell table:style-name="data" office:value-type="float" office:value="-56.26">
            <text:p>-56,26</text:p>
          </table:table-cell>
          <table:table-cell table:style-name="data">
            <text:p>29</text:p>
          </table:table-cell>
        </table:table-row>
        <table:table-row>
          <table:table-cell table:style-name="data" office:value-type="float" office:value="18.37">
            <text:p>18,37</text:p>
          </table:table-cell>
          <table:table-cell table:style-name="data" office:value-type="float" office:value="-57.20">
            <text:p>-57,20</text:p>
          </table:table-cell>
          <table:table-cell table:style-name="data">
            <text:p>30</text:p>
          </table:table-cell>
        </table:table-row>
        <table:table-row>
          <table:table-cell table:style-name="data" office:value-type="float" office:value="18.38">
            <text:p>18,38</text:p>
          </table:table-cell>
          <table:table-cell table:style-name="data" office:value-type="float" office:value="-57.14">
            <text:p>-57,14</text:p>
          </table:table-cell>
          <table:table-cell table:style-name="data">
            <text:p>31</text:p>
          </table:table-cell>
        </table:table-row>
        <table:table-row>
          <table:table-cell table:style-name="data" office:value-type="float" office:value="18.39">
            <text:p>18,39</text:p>
          </table:table-cell>
          <table:table-cell table:style-name="data" office:value-type="float" office:value="-56.14">
            <text:p>-56,14</text:p>
          </table:table-cell>
          <table:table-cell table:style-name="data">
            <text:p>32</text:p>
          </table:table-cell>
        </table:table-row>
        <table:table-row>
          <table:table-cell table:style-name="data" office:value-type="float" office:value="18.40">
            <text:p>18,40</text:p>
          </table:table-cell>
          <table:table-cell table:style-name="data" office:value-type="float" office:value="-56.14">
            <text:p>-56,14</text:p>
          </table:table-cell>
          <table:table-cell table:style-name="data">
            <text:p>33</text:p>
          </table:table-cell>
        </table:table-row>
        <table:table-row>
          <table:table-cell table:style-name="data" office:value-type="float" office:value="18.41">
            <text:p>18,41</text:p>
          </table:table-cell>
          <table:table-cell table:style-name="data" office:value-type="float" office:value="-57.08">
            <text:p>-57,08</text:p>
          </table:table-cell>
          <table:table-cell table:style-name="data">
            <text:p>34</text:p>
          </table:table-cell>
        </table:table-row>
        <table:table-row>
          <table:table-cell table:style-name="data" office:value-type="float" office:value="18.43">
            <text:p>18,43</text:p>
          </table:table-cell>
          <table:table-cell table:style-name="data" office:value-type="float" office:value="-57.02">
            <text:p>-57,02</text:p>
          </table:table-cell>
          <table:table-cell table:style-name="data">
            <text:p>35</text:p>
          </table:table-cell>
        </table:table-row>
        <table:table-row>
          <table:table-cell table:style-name="data" office:value-type="float" office:value="18.44">
            <text:p>18,44</text:p>
          </table:table-cell>
          <table:table-cell table:style-name="data" office:value-type="float" office:value="-56.02">
            <text:p>-56,02</text:p>
          </table:table-cell>
          <table:table-cell table:style-name="data">
            <text:p>36</text:p>
          </table:table-cell>
        </table:table-row>
        <table:table-row>
          <table:table-cell table:style-name="data" office:value-type="float" office:value="18.45">
            <text:p>18,45</text:p>
          </table:table-cell>
          <table:table-cell table:style-name="data" office:value-type="float" office:value="-56.01">
            <text:p>-56,01</text:p>
          </table:table-cell>
          <table:table-cell table:style-name="data">
            <text:p>37</text:p>
          </table:table-cell>
        </table:table-row>
        <table:table-row>
          <table:table-cell table:style-name="data" office:value-type="float" office:value="18.46">
            <text:p>18,46</text:p>
          </table:table-cell>
          <table:table-cell table:style-name="data" office:value-type="float" office:value="-56.95">
            <text:p>-56,95</text:p>
          </table:table-cell>
          <table:table-cell table:style-name="data">
            <text:p>38</text:p>
          </table:table-cell>
        </table:table-row>
        <table:table-row>
          <table:table-cell table:style-name="data" office:value-type="float" office:value="18.48">
            <text:p>18,48</text:p>
          </table:table-cell>
          <table:table-cell table:style-name="data" office:value-type="float" office:value="-57.89">
            <text:p>-57,89</text:p>
          </table:table-cell>
          <table:table-cell table:style-name="data">
            <text:p>39</text:p>
          </table:table-cell>
        </table:table-row>
        <table:table-row>
          <table:table-cell table:style-name="data" office:value-type="float" office:value="18.49">
            <text:p>18,49</text:p>
          </table:table-cell>
          <table:table-cell table:style-name="data" office:value-type="float" office:value="-56.89">
            <text:p>-56,89</text:p>
          </table:table-cell>
          <table:table-cell table:style-name="data">
            <text:p>40</text:p>
          </table:table-cell>
        </table:table-row>
        <table:table-row>
          <table:table-cell table:style-name="data" office:value-type="float" office:value="24.49">
            <text:p>24,49</text:p>
          </table:table-cell>
          <table:table-cell table:style-name="data" office:value-type="float" office:value="-54.89">
            <text:p>-54,89</text:p>
          </table:table-cell>
          <table:table-cell table:style-name="data">
            <text:p>41</text:p>
          </table:table-cell>
        </table:table-row>
        <table:table-row>
          <table:table-cell table:style-name="data" office:value-type="float" office:value="34.50">
            <text:p>34,50</text:p>
          </table:table-cell>
          <table:table-cell table:style-name="data" office:value-type="float" office:value="-49.89">
            <text:p>-49,89</text:p>
          </table:table-cell>
          <table:table-cell table:style-name="data">
            <text:p>42</text:p>
          </table:table-cell>
        </table:table-row>
        <table:table-row>
          <table:table-cell table:style-name="data" office:value-type="float" office:value="41.50">
            <text:p>41,50</text:p>
          </table:table-cell>
          <table:table-cell table:style-name="data" office:value-type="float" office:value="-45.86">
            <text:p>-45,86</text:p>
          </table:table-cell>
          <table:table-cell table:style-name="data">
            <text:p>43</text:p>
          </table:table-cell>
        </table:table-row>
        <table:table-row>
          <table:table-cell table:style-name="data" office:value-type="float" office:value="51.49">
            <text:p>51,49</text:p>
          </table:table-cell>
          <table:table-cell table:style-name="data" office:value-type="float" office:value="-38.88">
            <text:p>-38,88</text:p>
          </table:table-cell>
          <table:table-cell table:style-name="data">
            <text:p>44</text:p>
          </table:table-cell>
        </table:table-row>
        <table:table-row>
          <table:table-cell table:style-name="data" office:value-type="float" office:value="59.50">
            <text:p>59,50</text:p>
          </table:table-cell>
          <table:table-cell table:style-name="data" office:value-type="float" office:value="-34.85">
            <text:p>-34,85</text:p>
          </table:table-cell>
          <table:table-cell table:style-name="data">
            <text:p>45</text:p>
          </table:table-cell>
        </table:table-row>
        <table:table-row>
          <table:table-cell table:style-name="data" office:value-type="float" office:value="68.50">
            <text:p>68,50</text:p>
          </table:table-cell>
          <table:table-cell table:style-name="data" office:value-type="float" office:value="-27.83">
            <text:p>-27,83</text:p>
          </table:table-cell>
          <table:table-cell table:style-name="data">
            <text:p>46</text:p>
          </table:table-cell>
        </table:table-row>
        <table:table-row>
          <table:table-cell table:style-name="data" office:value-type="float" office:value="76.50">
            <text:p>76,50</text:p>
          </table:table-cell>
          <table:table-cell table:style-name="data" office:value-type="float" office:value="-19.85">
            <text:p>-19,85</text:p>
          </table:table-cell>
          <table:table-cell table:style-name="data">
            <text:p>47</text:p>
          </table:table-cell>
        </table:table-row>
        <table:table-row>
          <table:table-cell table:style-name="data" office:value-type="float" office:value="85.51">
            <text:p>85,51</text:p>
          </table:table-cell>
          <table:table-cell table:style-name="data" office:value-type="float" office:value="-14.82">
            <text:p>-14,82</text:p>
          </table:table-cell>
          <table:table-cell table:style-name="data">
            <text:p>48</text:p>
          </table:table-cell>
        </table:table-row>
        <table:table-row>
          <table:table-cell table:style-name="data" office:value-type="float" office:value="93.51">
            <text:p>93,51</text:p>
          </table:table-cell>
          <table:table-cell table:style-name="data" office:value-type="float" office:value="-6.84">
            <text:p>-6,84</text:p>
          </table:table-cell>
          <table:table-cell table:style-name="data">
            <text:p>49</text:p>
          </table:table-cell>
        </table:table-row>
        <table:table-row>
          <table:table-cell table:style-name="data" office:value-type="float" office:value="101.52">
            <text:p>101,52</text:p>
          </table:table-cell>
          <table:table-cell table:style-name="data" office:value-type="float" office:value="-1.82">
            <text:p>-1,82</text:p>
          </table:table-cell>
          <table:table-cell table:style-name="data">
            <text:p>50</text:p>
          </table:table-cell>
        </table:table-row>
        <table:table-row>
          <table:table-cell table:style-name="data" office:value-type="float" office:value="110.52">
            <text:p>110,52</text:p>
          </table:table-cell>
          <table:table-cell table:style-name="data" office:value-type="float" office:value="6.16">
            <text:p>6,16</text:p>
          </table:table-cell>
          <table:table-cell table:style-name="data">
            <text:p>51</text:p>
          </table:table-cell>
        </table:table-row>
        <table:table-row>
          <table:table-cell table:style-name="data" office:value-type="float" office:value="118.52">
            <text:p>118,52</text:p>
          </table:table-cell>
          <table:table-cell table:style-name="data" office:value-type="float" office:value="11.17">
            <text:p>11,17</text:p>
          </table:table-cell>
          <table:table-cell table:style-name="data">
            <text:p>52</text:p>
          </table:table-cell>
        </table:table-row>
        <table:table-row>
          <table:table-cell table:style-name="data" office:value-type="float" office:value="126.52">
            <text:p>126,52</text:p>
          </table:table-cell>
          <table:table-cell table:style-name="data" office:value-type="float" office:value="17.17">
            <text:p>17,17</text:p>
          </table:table-cell>
          <table:table-cell table:style-name="data">
            <text:p>53</text:p>
          </table:table-cell>
        </table:table-row>
        <table:table-row>
          <table:table-cell table:style-name="data" office:value-type="float" office:value="135.52">
            <text:p>135,52</text:p>
          </table:table-cell>
          <table:table-cell table:style-name="data" office:value-type="float" office:value="22.20">
            <text:p>22,20</text:p>
          </table:table-cell>
          <table:table-cell table:style-name="data">
            <text:p>54</text:p>
          </table:table-cell>
        </table:table-row>
        <table:table-row>
          <table:table-cell table:style-name="data" office:value-type="float" office:value="143.52">
            <text:p>143,52</text:p>
          </table:table-cell>
          <table:table-cell table:style-name="data" office:value-type="float" office:value="28.22">
            <text:p>28,22</text:p>
          </table:table-cell>
          <table:table-cell table:style-name="data">
            <text:p>55</text:p>
          </table:table-cell>
        </table:table-row>
        <table:table-row>
          <table:table-cell table:style-name="data" office:value-type="float" office:value="152.52">
            <text:p>152,52</text:p>
          </table:table-cell>
          <table:table-cell table:style-name="data" office:value-type="float" office:value="35.23">
            <text:p>35,23</text:p>
          </table:table-cell>
          <table:table-cell table:style-name="data">
            <text:p>56</text:p>
          </table:table-cell>
        </table:table-row>
        <table:table-row>
          <table:table-cell table:style-name="data" office:value-type="float" office:value="159.52">
            <text:p>159,52</text:p>
          </table:table-cell>
          <table:table-cell table:style-name="data" office:value-type="float" office:value="39.25">
            <text:p>39,25</text:p>
          </table:table-cell>
          <table:table-cell table:style-name="data">
            <text:p>57</text:p>
          </table:table-cell>
        </table:table-row>
        <table:table-row>
          <table:table-cell table:style-name="data" office:value-type="float" office:value="166.53">
            <text:p>166,53</text:p>
          </table:table-cell>
          <table:table-cell table:style-name="data" office:value-type="float" office:value="46.25">
            <text:p>46,25</text:p>
          </table:table-cell>
          <table:table-cell table:style-name="data">
            <text:p>58</text:p>
          </table:table-cell>
        </table:table-row>
        <table:table-row>
          <table:table-cell table:style-name="data" office:value-type="float" office:value="174.53">
            <text:p>174,53</text:p>
          </table:table-cell>
          <table:table-cell table:style-name="data" office:value-type="float" office:value="52.24">
            <text:p>52,24</text:p>
          </table:table-cell>
          <table:table-cell table:style-name="data">
            <text:p>59</text:p>
          </table:table-cell>
        </table:table-row>
        <table:table-row>
          <table:table-cell table:style-name="data" office:value-type="float" office:value="182.52">
            <text:p>182,52</text:p>
          </table:table-cell>
          <table:table-cell table:style-name="data" office:value-type="float" office:value="57.25">
            <text:p>57,25</text:p>
          </table:table-cell>
          <table:table-cell table:style-name="data">
            <text:p>60</text:p>
          </table:table-cell>
        </table:table-row>
        <table:table-row>
          <table:table-cell table:style-name="data" office:value-type="float" office:value="189.52">
            <text:p>189,52</text:p>
          </table:table-cell>
          <table:table-cell table:style-name="data" office:value-type="float" office:value="63.22">
            <text:p>63,22</text:p>
          </table:table-cell>
          <table:table-cell table:style-name="data">
            <text:p>61</text:p>
          </table:table-cell>
        </table:table-row>
        <table:table-row>
          <table:table-cell table:style-name="data" office:value-type="float" office:value="196.52">
            <text:p>196,52</text:p>
          </table:table-cell>
          <table:table-cell table:style-name="data" office:value-type="float" office:value="68.19">
            <text:p>68,19</text:p>
          </table:table-cell>
          <table:table-cell table:style-name="data">
            <text:p>62</text:p>
          </table:table-cell>
        </table:table-row>
        <table:table-row>
          <table:table-cell table:style-name="data" office:value-type="float" office:value="203.52">
            <text:p>203,52</text:p>
          </table:table-cell>
          <table:table-cell table:style-name="data" office:value-type="float" office:value="72.19">
            <text:p>72,19</text:p>
          </table:table-cell>
          <table:table-cell table:style-name="data">
            <text:p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1"/>
</file>

<file path=meta.xml><?xml version="1.0" encoding="utf-8"?>
<office:document-meta xmlns:office="urn:oasis:names:tc:opendocument:xmlns:office:1.0" office:version="1.1"/>
</file>